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7" style:master-page-name="">
      <loext:graphic-properties draw:fill="none"/>
      <style:paragraph-properties fo:margin-left="0cm" fo:margin-right="0cm" fo:margin-top="0.318cm" fo:margin-bottom="0.212cm" style:contextual-spacing="false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140bb8"/>
    </style:style>
    <style:style style:name="P2" style:family="paragraph" style:parent-style-name="p1">
      <style:paragraph-properties fo:text-align="start" style:justify-single-word="false"/>
      <style:text-properties style:font-name="Arial1" fo:font-size="10pt" officeooo:paragraph-rsid="00140bb8" style:font-size-asian="10pt" style:font-size-complex="10pt"/>
    </style:style>
    <style:style style:name="P3" style:family="paragraph" style:parent-style-name="p1">
      <style:paragraph-properties fo:margin-top="0.212cm" fo:margin-bottom="0cm" style:contextual-spacing="false" fo:text-align="start" style:justify-single-word="false"/>
      <style:text-properties style:font-name="Arial1" fo:font-size="10pt" officeooo:paragraph-rsid="00140bb8" style:font-size-asian="10pt" style:font-size-complex="10pt"/>
    </style:style>
    <style:style style:name="P4" style:family="paragraph" style:parent-style-name="n3" style:list-style-name="WWNum3">
      <style:paragraph-properties fo:margin-left="0cm" fo:margin-right="0cm" fo:margin-top="0cm" fo:margin-bottom="0.319cm" style:contextual-spacing="false" fo:text-indent="0cm" style:auto-text-indent="false"/>
      <style:text-properties officeooo:paragraph-rsid="00140bb8"/>
    </style:style>
    <style:style style:name="P5" style:family="paragraph" style:parent-style-name="p1">
      <style:paragraph-properties fo:text-align="start" style:justify-single-word="false"/>
      <style:text-properties style:font-name="Arial1" fo:font-size="10pt" officeooo:paragraph-rsid="00140bb8" style:font-size-asian="10pt" style:font-size-complex="10pt"/>
    </style:style>
    <style:style style:name="P6" style:family="paragraph" style:parent-style-name="p1">
      <style:paragraph-properties fo:margin-top="0.212cm" fo:margin-bottom="0cm" style:contextual-spacing="false" fo:text-align="start" style:justify-single-word="false"/>
      <style:text-properties style:font-name="Arial1" fo:font-size="10pt" officeooo:paragraph-rsid="00140bb8" style:font-size-asian="10pt" style:font-size-complex="10pt"/>
    </style:style>
    <style:style style:name="P7" style:family="paragraph" style:parent-style-name="p2" style:list-style-name="L1">
      <style:paragraph-properties fo:text-align="start" style:justify-single-word="false"/>
      <style:text-properties style:font-name="Arial1" fo:font-size="10pt" officeooo:paragraph-rsid="00140bb8" style:font-size-asian="10pt" style:font-size-complex="10pt"/>
    </style:style>
    <style:style style:name="P8" style:family="paragraph" style:parent-style-name="p2">
      <style:paragraph-properties fo:text-align="start" style:justify-single-word="false"/>
      <style:text-properties style:font-name="Arial1" fo:font-size="10pt" officeooo:paragraph-rsid="00140bb8" style:font-size-asian="10pt" style:font-size-complex="10pt"/>
    </style:style>
    <style:style style:name="T1" style:family="text">
      <style:text-properties officeooo:rsid="00140bb8"/>
    </style:style>
    <style:style style:name="T2" style:family="text">
      <style:text-properties officeooo:rsid="00154f83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45178182" text:style-name="WWNum3">
        <text:list-item>
          <text:list>
            <text:list-item>
              <text:list>
                <text:list-header>
                  <text:p text:style-name="P4">Tarefa <text:span text:style-name="T1">2</text:span>. Escribir e probar consultas simples</text:p>
                </text:list-header>
              </text:list>
            </text:list-item>
          </text:list>
        </text:list-item>
      </text:list>
      <text:p text:style-name="P1">Sobre a base de datos <text:span text:style-name="T3">traballadores</text:span></text:p>
      <text:p text:style-name="P2">1.28. Unha nova normativa non permite que as comisións superen o 10% do salario. Mostrar información ordenada por número de departamento, dos departamentos nos que exista algún empregado que incumpra esta normativa.</text:p>
      <text:p text:style-name="P2">DESCRIBE empregado;<text:line-break/>SELECT DISTINCT empDepartamento<text:line-break/>FROM empregado<text:line-break/>WHERE empComision &gt; empSalario * 0.1<text:line-break/>ORDER BY empDepartamento;</text:p>
      <text:p text:style-name="P3">1.29. A campaña de axuda familiar posta en marcha pola empresa, establece que os empregados que teñan máis de 3 fillos, cobrarán unha paga extra de 30 euros por fillo a partir do terceiro e incluíndo este. Mostrar nome, salario, número de fillos, importe da paga extra e salario mensual final <text:span text:style-name="T2">(salario+extra)</text:span> dos empregados, ordenados alfabeticamente polo nome, aplicando a axuda familiar.</text:p>
      <text:p text:style-name="P3">SELECT empFillos, empNome, empSalario, empFillos * 30 AS salarioExtra, empSalario + empFillos * 30 AS salarioMensual<text:line-break/>FROM empregado<text:line-break/>WHERE empFillos &gt; 2<text:line-break/>ORDER BY empNome;</text:p>
      <text:p text:style-name="P3"/>
      <text:p text:style-name="P2">1.30. Mostrar os nomes dos empregados con apelido 'MORA' ou que empece por 'MORA' ordenados alfabeticamente.</text:p>
      <text:p text:style-name="P2">1.31. A empresa vai organizar un espectáculo para os fillos dos empregados que durará dous días. O primeiro día invitarase aos empregados con apelido que empece polas letras dende a 'A' ata a 'L', ambas inclusive. O segundo día invitarase ao resto dos empregados. Cada empregado recibirá unha invitación por fillo e dúas máis. Cada fillo recibirá un regalo durante o espectáculo. Mostrar unha lista ordenada alfabeticamente polo nome do empregado na que aparezan os nomes dos empregados que se invitarán no primeiro día, o número de invitación que lle corresponden e o número de regalos que hai que preparar para el.</text:p>
      <text:p text:style-name="P2">SELECT empNome, empFillos + 2 AS numInvitacion, empFillos AS numRegalos<text:line-break/>FROM empregados<text:line-break/>WHERE empNome REGEXP '^[a-1]' AND empFillos &gt; 0<text:line-break/>ORDER BY empNome;</text:p>
      <text:p text:style-name="P2">1.32. Mostrar os nomes e salarios dos empregados que cumpran algunha das seguintes condicións: </text:p>
      <text:list xml:id="list3093363159" text:style-name="L1">
        <text:list-item>
          <text:h text:style-name="P7" text:outline-level="2">Non teñen fillos e gañan máis de 1200 euros.</text:h>
        </text:list-item>
        <text:list-item>
          <text:h text:style-name="P7" text:outline-level="2">Teñen fillos e gañan menos de 1800 euros.</text:h>
        </text:list-item>
      </text:list>
      <text:h text:style-name="P8" text:outline-level="2">SELECT empNome, empSalario<text:line-break/>FROM empregado<text:line-break/>WHERE ((empFillos = 0 OR empFillos IS NULL) AND empSalario &gt; 1200) OR (empFillos &gt;= 1 AND EMPsALARIO &lt; 1800);</text:h>
      <text:p text:style-name="P2">1.33. Mostrar nome e salario base dos empregados que non teñen fillos ordenados de maior a menor polo salario base.</text:p>
      <text:p text:style-name="P2">SELECT empNome, empSalario<text:line-break/>FROM empregado<text:line-break/>WHERE empFillos = 0<text:line-break/>ORDER BY empSalario DESC;</text:p>
      <text:p text:style-name="P2"/>
      <text:p text:style-name="P2"/>
      <text:p text:style-name="P2"><text:soft-page-break/>1.34. Mostrar por orden alfabético, os nomes e salarios base dos empregados que traballen no departamento 111 e teñan unha comisión que supere o 15% do seu salario base.</text:p>
      <text:p text:style-name="P2">SELECT empNome, empSalario<text:line-break/>FROM empregado<text:line-break/>WHERE empDepartamento = 111 AND empComision &gt; 0.15 * empSalario<text:line-break/>ORDER BY empNome ASC;</text:p>
      <text:p text:style-name="P2">1.35. A empresa decide aumentar a comisión nun 15% aos empregados que teñan máis de 2 fillos. Mostrar ordenados alfabeticamente polo nome de empregado: nome do empregado, número de fillos, importe da comisión antes do aumento e importe da comisión despois do aumento.</text:p>
      <text:p text:style-name="P2">SELECT empNome, empFillos, empComision, empComision * 0.15 AS comisionConIncremento<text:line-break/>FROM empregado<text:line-break/>WHERE empFillos &gt; 2 AND empComision IS NOT NULL<text:line-break/>ORDER BY empNome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3" style:family="paragraph" style:default-outline-level="">
      <style:paragraph-properties fo:margin-top="0.706cm" fo:margin-bottom="0.318cm" style:contextual-spacing="false" fo:text-align="start" style:justify-single-word="false" fo:orphans="2" fo:widows="2" fo:keep-with-next="always" style:writing-mode="lr-tb"/>
      <style:text-properties fo:color="#3342b5" loext:opacity="100%" style:font-name="Arial2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n6" style:family="paragraph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2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Label_20_386" style:display-name="ListLabel 386" style:family="text">
      <style:text-properties fo:color="#667dd1" loext:opacity="100%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87" style:display-name="ListLabel 387" style:family="text">
      <style:text-properties fo:color="#667dd1" loext:opacity="100%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88" style:display-name="ListLabel 388" style:family="text">
      <style:text-properties fo:color="#667dd1" loext:opacity="100%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89" style:display-name="ListLabel 389" style:family="text">
      <style:text-properties fo:color="#667dd1" loext:opacity="100%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90" style:display-name="ListLabel 3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1" style:display-name="ListLabel 3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2" style:display-name="ListLabel 3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3" style:display-name="ListLabel 3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4" style:display-name="ListLabel 394" style:family="text">
      <style:text-properties style:font-name-complex="Times New Roman1" style:font-family-complex="'Times New Roman'" style:font-family-generic-complex="system" style:font-pitch-complex="variable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386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38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38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38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39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39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39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39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39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Character_5f_20_5f_style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Character_5f_20_5f_style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Character_5f_20_5f_style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Character_5f_20_5f_style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Character_5f_20_5f_style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Character_5f_20_5f_style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11:24:53.683000000</meta:creation-date>
    <dc:date>2022-02-14T10:23:39.335000000</dc:date>
    <meta:editing-duration>PT45M56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19" meta:word-count="494" meta:character-count="3121" meta:non-whitespace-character-count="2647"/>
  </office:meta>
</office:document-meta>
</file>